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</office:automatic-styles>
  <office:body>
    <office:text text:use-soft-page-breaks="true">
      <text:p text:style-name="P1">Meeting Notes</text:p>
      <text:p text:style-name="Standard"/>
      <text:p text:style-name="Standard">Date of meeting: 05/04/2020</text:p>
      <text:p text:style-name="Standard">Members present: Jarrad, Spencer, Nabil, James, George</text:p>
      <text:p text:style-name="Standard">Length of meeting: 0.5hrs</text:p>
      <text:p text:style-name="Standard"/>
      <text:p text:style-name="Standard"/>
      <text:p text:style-name="Standard">What was done last session?:</text:p>
      <text:list text:style-name="LFO1" text:continue-numbering="true">
        <text:list-item>
          <text:p text:style-name="P2">Nabil fully implemented the model loader</text:p>
        </text:list-item>
      </text:list>
      <text:p text:style-name="Standard"/>
      <text:p text:style-name="Standard">What wasn’t done last session?:</text:p>
      <text:list text:style-name="LFO1" text:continue-numbering="true">
        <text:list-item>
          <text:p text:style-name="P3">Jarrad did<text:s/>not create the UI system</text:p>
        </text:list-item>
        <text:list-item>
          <text:p text:style-name="P4">Spencer did not implement non-static function passing for button clicking</text:p>
        </text:list-item>
        <text:list-item>
          <text:p text:style-name="P5">James did not improve the react physics system</text:p>
        </text:list-item>
      </text:list>
      <text:p text:style-name="Standard"/>
      <text:p text:style-name="Standard">What did we discuss this session?:</text:p>
      <text:list text:style-name="LFO2" text:continue-numbering="true">
        <text:list-item>
          <text:p text:style-name="P6">We discussed Nabil’s success with the model loader</text:p>
        </text:list-item>
        <text:list-item>
          <text:p text:style-name="P7">We discussed a better way of linking imgui buttons to functions and decided we would try it that way. Once that’s done we can fully implement the particle editor</text:p>
        </text:list-item>
      </text:list>
      <text:p text:style-name="Standard"/>
      <text:p text:style-name="Standard">What are we going to do this session?:</text:p>
      <text:list text:style-name="LFO3" text:continue-numbering="true">
        <text:list-item>
          <text:p text:style-name="P8">James will improve the physics system</text:p>
        </text:list-item>
        <text:list-item>
          <text:p text:style-name="P9">Spencer will implement ability to<text:s/>link functions to imgui buttons</text:p>
        </text:list-item>
        <text:list-item>
          <text:p text:style-name="P10">Spencer will add imgui buttons to the particle editor</text:p>
        </text:list-item>
        <text:list-item>
          <text:p text:style-name="P11">Nabil will make a model component</text:p>
        </text:list-item>
        <text:list-item>
          <text:p text:style-name="P12">Nabil will move the renderer objects to the resource manager</text:p>
        </text:list-item>
      </text:list>
      <text:p text:style-name="Standard"/>
      <text:p text:style-name="Standard">Date of next meeting: 10/04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pencer Deane</meta:initial-creator>
    <dc:creator>sd</dc:creator>
    <meta:creation-date>2020-03-29T19:13:00Z</meta:creation-date>
    <dc:date>2020-04-10T15:36:00Z</dc:date>
    <meta:template xlink:href="Normal" xlink:type="simple"/>
    <meta:editing-cycles>6</meta:editing-cycles>
    <meta:editing-duration>PT6180S</meta:editing-duration>
    <meta:document-statistic meta:page-count="1" meta:paragraph-count="1" meta:word-count="143" meta:character-count="961" meta:row-count="6" meta:non-whitespace-character-count="819"/>
  </office:meta>
</office:document-meta>
</file>